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2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23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2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23-01-1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21-12-2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2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2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2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21-01-20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20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20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2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9-12-19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9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9-01-14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8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8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7-12-2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7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7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7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6-12-19 19:44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6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6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6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5-12-21 18:56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3-12-30 19:37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3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3-01-07 15:14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2-01-17 16:18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1-01-04 15:02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0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0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0-01-12 19:30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9-01-12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8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8-01-03 14:49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7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7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7-01-03 16:0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6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6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6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6-01-12 22:41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5-01-11 19:10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4-01-06 02:40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3-01-02 17:33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2-01-04 00:17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1-01-03 23:12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0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9-01-05 17:00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8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8-01-09 17:05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7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7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7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6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6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6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3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0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0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9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8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7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6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6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0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7098281801</text:p>
          </table:table-cell>
          <table:table-cell office:value-type="string" calcext:value-type="string">
            <text:p>24S 10W 31CBC 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96" meta:object-count="0"/>
    <meta:user-defined meta:name="AppVersion">3.0</meta:user-defined>
  </office:meta>
</office:document-meta>
</file>